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40000005A0F84F97BEEA0AD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6cm" fo:min-width="7.426cm"/>
    </style:style>
    <style:style style:name="gr2" style:family="graphic" style:parent-style-name="standard">
      <style:graphic-properties svg:stroke-color="#168253" draw:fill="solid" draw:fill-color="#afd095" draw:textarea-horizontal-align="justify" draw:textarea-vertical-align="middle" draw:auto-grow-height="false" fo:min-height="1.376cm" fo:min-width="7.726cm"/>
    </style:style>
    <style:style style:name="gr3" style:family="graphic" style:parent-style-name="standard">
      <style:graphic-properties svg:stroke-width="0.1cm" svg:stroke-color="#168253" draw:marker-start="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06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06cm, 0cm, 0cm)" draw:image-opacity="100%" style:mirror="horizontal"/>
    </style:style>
    <style:style style:name="gr6" style:family="graphic" style:parent-style-name="objectwithoutfill">
      <style:graphic-properties svg:stroke-width="0.05cm" svg:stroke-color="#0073b4" draw:marker-start="Arrow" draw:marker-start-width="0.155cm" draw:marker-end="" draw:marker-end-width="0.1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73b4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cm" svg:height="1.8cm" svg:x="5cm" svg:y="5.3cm">
          <text:p text:style-name="P1">Run it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1cm" svg:height="1.8cm" svg:x="5cm" svg:y="7.3cm">
          <text:p text:style-name="P1">Send iteration 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8.1cm" svg:height="1.8cm" svg:x="5cm" svg:y="9.3cm">
          <text:p text:style-name="P1">Process pending 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8.4cm" svg:height="1.8cm" svg:x="4.1cm" svg:y="3.2cm">
          <text:p text:style-name="P1"><text:span text:style-name="T1">while</text:span> has_not_converged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0cm -0.499cm" svg:x1="9.05cm" svg:y1="11.1cm" svg:x2="4.1cm" svg:y2="4.1cm" draw:start-shape="id1" draw:start-glue-point="2" draw:end-shape="id2" draw:end-glue-point="3" svg:d="M9050 11100v501h-5950v-7501h1000" svg:viewBox="0 0 5951 7502">
          <text:p/>
        </draw:connector>
        <draw:frame draw:style-name="gr4" draw:text-style-name="P1" draw:layer="layout" svg:width="3.499cm" svg:height="1.429cm" svg:x="14.7cm" svg:y="8.271cm">
          <draw:image xlink:href="Pictures/10000201000000E40000005A0F84F97BEEA0AD79.png" xlink:type="simple" xlink:show="embed" xlink:actuate="onLoad" loext:mime-type="image/png">
            <text:p/>
          </draw:image>
        </draw:frame>
        <draw:frame draw:style-name="gr4" draw:text-style-name="P1" draw:layer="layout" svg:width="3.499cm" svg:height="1.429cm" svg:x="14.7cm" svg:y="6.871cm">
          <draw:image xlink:href="Pictures/10000201000000E40000005A0F84F97BEEA0AD79.png" xlink:type="simple" xlink:show="embed" xlink:actuate="onLoad" loext:mime-type="image/png">
            <text:p/>
          </draw:image>
        </draw:frame>
        <draw:frame draw:style-name="gr5" draw:text-style-name="P1" draw:layer="layout" svg:width="3.499cm" svg:height="1.429cm" svg:x="14.8cm" svg:y="9.571cm">
          <draw:image xlink:href="Pictures/10000201000000E40000005A0F84F97BEEA0AD79.png" xlink:type="simple" xlink:show="embed" xlink:actuate="onLoad" loext:mime-type="image/png">
            <text:p/>
          </draw:image>
        </draw:frame>
        <draw:line draw:style-name="gr6" draw:text-style-name="P3" draw:layer="layout" svg:x1="13.1cm" svg:y1="10.2cm" svg:x2="14.8cm" svg:y2="10.2cm">
          <text:p/>
        </draw:line>
        <draw:line draw:style-name="gr7" draw:text-style-name="P3" draw:layer="layout" svg:x1="13.1cm" svg:y1="8.2cm" svg:x2="14.8cm" svg:y2="9cm">
          <text:p/>
        </draw:line>
        <draw:line draw:style-name="gr7" draw:text-style-name="P3" draw:layer="layout" svg:x1="13.1cm" svg:y1="8.2cm" svg:x2="14.8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0:45:34.405999194</meta:creation-date>
    <dc:date>2019-08-05T11:00:35.539542658</dc:date>
    <meta:editing-duration>PT3M12S</meta:editing-duration>
    <meta:editing-cycles>1</meta:editing-cycles>
    <meta:document-statistic meta:object-count="11"/>
    <meta:generator>LibreOffice/6.1.5.2$Linux_X86_64 LibreOffice_project/10$Build-2</meta:generator>
  </office:meta>
</office:document-meta>
</file>